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2" manifest:media-type="application/vnd.oasis.opendocument.base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hilanka" fo:font-style="italic" fo:font-weight="bold" officeooo:rsid="0008d400" officeooo:paragraph-rsid="000d0175" style:font-style-asian="italic" style:font-weight-asian="bold" style:font-name-complex="Chilanka" style:font-style-complex="italic" style:font-weight-complex="bold"/>
    </style:style>
    <style:style style:name="P2" style:family="paragraph" style:parent-style-name="Standard">
      <style:text-properties style:font-name="Chilanka" officeooo:rsid="0008d400" officeooo:paragraph-rsid="000d0175" style:font-name-complex="Chilanka"/>
    </style:style>
    <style:style style:name="P3" style:family="paragraph" style:parent-style-name="Standard">
      <style:text-properties style:font-name="Chilanka" officeooo:rsid="000b764f" officeooo:paragraph-rsid="000d0175" style:font-name-complex="Chilanka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hilanka" fo:font-size="12pt" officeooo:rsid="0008d400" officeooo:paragraph-rsid="000d0175" style:font-size-asian="12pt" style:font-name-complex="Chilanka" style:font-size-complex="12pt"/>
    </style:style>
    <style:style style:name="P5" style:family="paragraph" style:parent-style-name="Standard">
      <style:text-properties style:font-name="Chilanka" fo:font-size="12pt" officeooo:rsid="0008d400" officeooo:paragraph-rsid="000d0175" style:font-size-asian="12pt" style:font-name-complex="Chilanka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Rachana" fo:font-size="15pt" officeooo:rsid="0008d400" officeooo:paragraph-rsid="000d0175" style:font-size-asian="15pt" style:font-name-complex="Rachana" style:font-size-complex="15pt"/>
    </style:style>
    <style:style style:name="P7" style:family="paragraph" style:parent-style-name="Standard">
      <style:text-properties fo:color="#000000" style:font-name="Chilanka" fo:font-style="normal" style:text-underline-style="none" fo:font-weight="bold" officeooo:rsid="000b764f" officeooo:paragraph-rsid="000d0175" style:font-style-asian="normal" style:font-weight-asian="bold" style:font-name-complex="Chilanka" style:font-style-complex="normal" style:font-weight-complex="bold"/>
    </style:style>
    <style:style style:name="P8" style:family="paragraph" style:parent-style-name="Standard">
      <style:text-properties fo:color="#000000" style:font-name="Chilanka" fo:font-style="normal" style:text-underline-style="none" fo:font-weight="bold" officeooo:rsid="001127af" officeooo:paragraph-rsid="000d0175" style:font-style-asian="normal" style:font-weight-asian="bold" style:font-name-complex="Chilanka" style:font-style-complex="normal" style:font-weight-complex="bold"/>
    </style:style>
    <style:style style:name="P9" style:family="paragraph" style:parent-style-name="Standard">
      <style:text-properties fo:color="#000000" fo:font-style="normal" style:text-underline-style="none" fo:font-weight="bold" officeooo:rsid="0008d400" officeooo:paragraph-rsid="000d0175" style:font-style-asian="normal" style:font-weight-asian="bold" style:font-style-complex="normal" style:font-weight-complex="bold"/>
    </style:style>
    <style:style style:name="P10" style:family="paragraph" style:parent-style-name="Standard">
      <style:text-properties officeooo:rsid="0008d400" officeooo:paragraph-rsid="000d0175"/>
    </style:style>
    <style:style style:name="P11" style:family="paragraph" style:parent-style-name="Standard">
      <style:text-properties officeooo:rsid="000a77fc" officeooo:paragraph-rsid="000d0175"/>
    </style:style>
    <style:style style:name="P12" style:family="paragraph" style:parent-style-name="Standard">
      <style:text-properties officeooo:rsid="000ed379" officeooo:paragraph-rsid="000ed379"/>
    </style:style>
    <style:style style:name="P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d0175" style:font-size-asian="18pt" style:font-style-asian="normal" style:font-weight-asian="bold" style:font-name-complex="Rachana" style:font-size-complex="18pt" style:font-style-complex="normal" style:font-weight-complex="bold"/>
    </style:style>
    <style:style style:name="P14" style:family="paragraph" style:parent-style-name="Standard">
      <style:text-properties style:font-name="Chilanka" officeooo:rsid="0008d400" officeooo:paragraph-rsid="000d0175" style:font-name-complex="Chilanka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Chilanka" officeooo:rsid="0008d400" officeooo:paragraph-rsid="000d0175" style:font-name-complex="Chilanka"/>
    </style:style>
    <style:style style:name="P16" style:family="paragraph" style:parent-style-name="Standard">
      <style:text-properties style:font-name="Chilanka" fo:font-size="12pt" officeooo:rsid="0008d400" officeooo:paragraph-rsid="000d0175" style:font-size-asian="12pt" style:font-name-complex="Chilanka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Chilanka" fo:font-size="12pt" officeooo:rsid="0008d400" officeooo:paragraph-rsid="000d0175" style:font-size-asian="12pt" style:font-name-complex="Chilanka" style:font-size-complex="12pt"/>
    </style:style>
    <style:style style:name="P18" style:family="paragraph" style:parent-style-name="Standard">
      <style:text-properties officeooo:rsid="000a77fc" officeooo:paragraph-rsid="00114be9"/>
    </style:style>
    <style:style style:name="P19" style:family="paragraph" style:parent-style-name="Standard" style:master-page-name="Standard">
      <style:paragraph-properties fo:line-height="150%" fo:text-align="center" style:justify-single-word="false" style:page-number="1"/>
      <style:text-properties officeooo:rsid="000a77fc" officeooo:paragraph-rsid="000d0175"/>
    </style:style>
    <style:style style:name="T1" style:family="text">
      <style:text-properties officeooo:rsid="001127af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127af" style:font-style-asian="normal" style:font-weight-asian="normal" style:font-style-complex="normal" style:font-weight-complex="normal"/>
    </style:style>
    <style:style style:name="T4" style:family="text">
      <style:text-properties style:font-name="Rachana" style:font-name-complex="Rachana"/>
    </style:style>
    <style:style style:name="T5" style:family="text">
      <style:text-properties style:font-name="Rachana" fo:font-size="12pt" style:font-size-asian="12pt" style:font-name-complex="Rachana" style:font-size-complex="12pt"/>
    </style:style>
    <style:style style:name="T6" style:family="text">
      <style:text-properties officeooo:rsid="000b764f"/>
    </style:style>
    <style:style style:name="T7" style:family="text">
      <style:text-properties officeooo:rsid="000ed379"/>
    </style:style>
    <style:style style:name="T8" style:family="text">
      <style:text-properties style:font-name="Chilanka" fo:font-size="18pt" fo:font-style="normal" fo:font-weight="bold" officeooo:rsid="001127af" style:font-size-asian="18pt" style:font-style-asian="normal" style:font-weight-asian="bold" style:font-name-complex="Rachana" style:font-size-complex="18pt" style:font-style-complex="normal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b764f" style:font-size-asian="12pt" style:font-size-complex="12pt"/>
    </style:style>
    <style:style style:name="T1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1127af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officeooo:rsid="00114b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 text:c="2"/>ജാമിഅ മാഹിരിയ്യ ഇസ്ലാമിക് കോളേജ്,രാമനാട്ടുകര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1"><text:span text:style-name="T11">സെ</text:span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15"><text:span text:style-name="T11">പ്റ്റംബര്‍ <text:s/></text:span><text:span text:style-name="T12">6,7,</text:span><text:span text:style-name="T11">8തീയതികളില്</text:span><text:span text:style-name="T5">‍</text:span><text:span text:style-name="T9">‍ നടക്കുകയാണ് . കുട്ടികളുടെ സര്‍ഗ്ഗ വാസനകള്‍ പരിപോഷിപ്പിക്കുന്നതില്‍ </text:span><text:span text:style-name="T12">മാഹിരിയ്യ ഫെസ്റ്റി</text:span><text:span text:style-name="T10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12">മാഹിരിയ്യ ഫെസ്റ്റ് </text:span><text:span text:style-name="T10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6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8">To<text:database-display text:table-name="Sheet1" text:table-type="table" text:column-name="D" text:database-name="students2">&lt;D&gt;</text:database-display></text:p>
      <text:p text:style-name="P18"><text:s text:c="5"/><text:database-display text:table-name="Sheet1" text:table-type="table" text:column-name="E" text:database-name="students2">&lt;E&gt;</text:database-display></text:p>
      <text:p text:style-name="P18"><text:s text:c="4"/><text:database-display text:table-name="Sheet1" text:table-type="table" text:column-name="G" text:database-name="students2">&lt;G&gt;</text:database-display></text:p>
      <text:p text:style-name="P18"><text:s text:c="5"/><text:database-display text:table-name="Sheet1" text:table-type="table" text:column-name="H" text:database-name="students2">&lt;H&gt;</text:database-display></text:p>
      <text:p text:style-name="P18"><text:s text:c="7"/><text:database-display text:table-name="Sheet1" text:table-type="table" text:column-name="I" text:database-name="students2">&lt;I&gt;</text:database-display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1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1" style:font-family-complex="Rachan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Rachana1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1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04T11:50:30.487634946</meta:creation-date>
    <dc:date>2024-11-09T11:49:02.852904337</dc:date>
    <meta:editing-cycles>7</meta:editing-cycles>
    <meta:editing-duration>PT32M56S</meta:editing-duration>
    <meta:document-statistic meta:table-count="0" meta:image-count="0" meta:object-count="0" meta:page-count="3" meta:paragraph-count="15" meta:word-count="80" meta:character-count="728" meta:non-whitespace-character-count="321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../../Desktop/AMEEN/8891422232/students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